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B0000520700007403685E3B83262796E5.wmf" manifest:media-type="image/x-wmf"/>
  <manifest:file-entry manifest:full-path="Pictures/100003DB000001DF000001C92F8216A98CE94A90.svg" manifest:media-type="image/svg+xml"/>
  <manifest:file-entry manifest:full-path="Pictures/100000000000000800000008700620C5112F03A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yuthi" svg:font-family="Dyuthi" style:font-pitch="variable"/>
    <style:font-face style:name="DejaVu Sans Mono" svg:font-family="'DejaVu Sans Mono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0.802cm" table:align="margins"/>
    </style:style>
    <style:style style:name="Table1.A" style:family="table-column">
      <style:table-column-properties style:column-width="2.501cm" style:rel-column-width="15176*"/>
    </style:style>
    <style:style style:name="Table1.B" style:family="table-column">
      <style:table-column-properties style:column-width="6.299cm" style:rel-column-width="38210*"/>
    </style:style>
    <style:style style:name="Table1.C" style:family="table-column">
      <style:table-column-properties style:column-width="2.002cm" style:rel-column-width="12149*"/>
    </style:style>
    <style:style style:name="Table1.1" style:family="table-row">
      <style:table-row-properties style:min-row-height="0.203cm"/>
    </style:style>
    <style:style style:name="Table1.A1" style:family="table-cell">
      <style:table-cell-properties fo:background-color="#ffffff" fo:padding="0.097cm" fo:border="none">
        <style:background-image/>
      </style:table-cell-properties>
    </style:style>
    <style:style style:name="Table1.3" style:family="table-row">
      <style:table-row-properties style:min-row-height="0.566cm"/>
    </style:style>
    <style:style style:name="Table1.4" style:family="table-row">
      <style:table-row-properties style:min-row-height="4.449cm"/>
    </style:style>
    <style:style style:name="Table1.B4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0.806cm" fo:margin-left="0cm" table:align="left"/>
    </style:style>
    <style:style style:name="Table2.A" style:family="table-column">
      <style:table-column-properties style:column-width="3.9cm"/>
    </style:style>
    <style:style style:name="Table2.B" style:family="table-column">
      <style:table-column-properties style:column-width="6.906cm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.499cm" fo:margin-bottom="0cm" loext:contextual-spacing="false" fo:line-height="120%" fo:text-align="justify" style:justify-single-word="false" fo:orphans="3" fo:widows="3" fo:text-indent="0cm" style:auto-text-indent="false" style:page-number="auto" fo:background-color="transparent" style:shadow="none">
        <style:tab-stops/>
      </style:paragraph-properties>
      <style:text-properties officeooo:rsid="01358fa9" officeooo:paragraph-rsid="01358fa9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Header">
      <style:paragraph-properties fo:margin-top="0cm" fo:margin-bottom="0cm" loext:contextual-spacing="false" fo:text-align="end" style:justify-single-word="false" fo:padding="0.199cm" fo:border-left="none" fo:border-right="none" fo:border-top="none" fo:border-bottom="3pt solid #000000" style:shadow="none">
        <style:tab-stops/>
      </style:paragraph-properties>
      <style:text-properties fo:text-transform="uppercase" fo:font-size="10pt" officeooo:rsid="00fe9ab6" officeooo:paragraph-rsid="00fe9ab6" fo:background-color="#ffffff" style:font-size-asian="10pt" style:font-size-complex="10pt" loext:shadow="none"/>
    </style:style>
    <style:style style:name="P4" style:family="paragraph" style:parent-style-name="Header">
      <style:paragraph-properties fo:margin-top="0cm" fo:margin-bottom="0cm" loext:contextual-spacing="false" fo:text-align="start" style:justify-single-word="false" fo:padding="0.199cm" fo:border-left="none" fo:border-right="none" fo:border-top="none" fo:border-bottom="3pt solid #000000" style:shadow="none">
        <style:tab-stops/>
      </style:paragraph-properties>
      <style:text-properties fo:text-transform="uppercase" fo:font-size="10pt" officeooo:rsid="00fe9ab6" officeooo:paragraph-rsid="00fe9ab6" fo:background-color="#ffffff" style:font-size-asian="10pt" style:font-size-complex="10pt" loext:shadow="none"/>
    </style:style>
    <style:style style:name="P5" style:family="paragraph" style:parent-style-name="Header">
      <style:paragraph-properties fo:margin-top="0cm" fo:margin-bottom="0cm" loext:contextual-spacing="false" fo:text-align="start" style:justify-single-word="false" fo:padding="0.199cm" fo:border-left="none" fo:border-right="none" fo:border-top="none" fo:border-bottom="3pt solid #000000" style:shadow="none">
        <style:tab-stops/>
      </style:paragraph-properties>
      <style:text-properties fo:text-transform="uppercase" fo:font-size="10pt" officeooo:paragraph-rsid="00eb4c0d" fo:background-color="#ffffff" style:font-size-asian="10pt" style:font-size-complex="10pt" loext:shadow="none"/>
    </style:style>
    <style:style style:name="P6" style:family="paragraph" style:parent-style-name="Text_20_body">
      <style:paragraph-properties fo:margin-top="0cm" fo:margin-bottom="0cm" loext:contextual-spacing="false">
        <style:tab-stops/>
      </style:paragraph-properties>
      <style:text-properties style:font-name="Liberation Sans1" fo:font-size="8pt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 fo:text-align="end" style:justify-single-word="false">
        <style:tab-stops/>
      </style:paragraph-properties>
      <style:text-properties style:font-name="Liberation Sans1" fo:font-size="8pt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>
        <style:tab-stops/>
      </style:paragraph-properties>
      <style:text-properties style:font-name="Liberation Sans1" fo:font-size="8pt" style:font-size-asian="8pt" style:font-size-complex="8pt"/>
    </style:style>
    <style:style style:name="P9" style:family="paragraph" style:parent-style-name="Text_20_body">
      <style:paragraph-properties fo:margin-top="0cm" fo:margin-bottom="0cm" loext:contextual-spacing="false">
        <style:tab-stops/>
      </style:paragraph-properties>
      <style:text-properties style:font-name="Liberation Sans1" fo:font-size="8pt" fo:font-weight="bold" officeooo:rsid="013748b7" officeooo:paragraph-rsid="013748b7" style:font-size-asian="8pt" style:font-weight-asian="bold" style:font-size-complex="8pt" style:font-weight-complex="bold"/>
    </style:style>
    <style:style style:name="P10" style:family="paragraph" style:parent-style-name="Text_20_body">
      <style:paragraph-properties fo:margin-top="0cm" fo:margin-bottom="0cm" loext:contextual-spacing="false">
        <style:tab-stops/>
      </style:paragraph-properties>
      <style:text-properties style:font-name="Liberation Sans1"/>
    </style:style>
    <style:style style:name="P11" style:family="paragraph" style:parent-style-name="Table_20_Contents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DejaVu Sans Mono" fo:font-size="8pt" fo:letter-spacing="0.035cm" fo:font-style="normal" fo:font-weight="bold" officeooo:rsid="0043d24a" officeooo:paragraph-rsid="00451f6a" style:font-size-asian="8pt" style:font-style-asian="normal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 fo:line-height="110%" fo:text-align="start" style:justify-single-word="false"/>
      <style:text-properties fo:color="#000000" style:font-name="DejaVu Sans Mono" fo:font-size="8pt" fo:letter-spacing="0.035cm" fo:font-style="normal" fo:font-weight="bold" officeooo:paragraph-rsid="00451f6a" style:font-size-asian="8pt" style:font-style-asian="normal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line-height="110%" fo:text-align="start" style:justify-single-word="false"/>
      <style:text-properties fo:color="#000000" style:font-name="DejaVu Sans Mono" fo:font-size="8pt" fo:letter-spacing="0.035cm" fo:font-style="normal" fo:font-weight="bold" officeooo:paragraph-rsid="00451f6a" fo:background-color="#000000" style:font-size-asian="8pt" style:font-style-asian="normal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line-height="110%" fo:text-align="start" style:justify-single-word="false"/>
      <style:text-properties fo:color="#000000" style:font-name="DejaVu Sans Mono" fo:font-size="8pt" fo:letter-spacing="0.035cm" fo:font-weight="bold" officeooo:paragraph-rsid="00451f6a" style:font-size-asian="8pt" style:font-weight-asian="bold" style:font-weight-complex="bold"/>
    </style:style>
    <style:style style:name="P16" style:family="paragraph" style:parent-style-name="Header" style:master-page-name="">
      <style:paragraph-properties style:page-number="auto" fo:padding="0.049cm" fo:border-left="none" fo:border-right="none" fo:border-top="none" fo:border-bottom="3pt solid #000000"/>
    </style:style>
    <style:style style:name="P17" style:family="paragraph" style:parent-style-name="Header" style:master-page-name="">
      <style:paragraph-properties fo:text-align="end" style:justify-single-word="false" style:page-number="auto" fo:padding="0.049cm" fo:border-left="none" fo:border-right="none" fo:border-top="none" fo:border-bottom="3pt solid #000000"/>
      <style:text-properties fo:background-color="#ffffff"/>
    </style:style>
    <style:style style:name="P18" style:family="paragraph" style:parent-style-name="Text_20_body">
      <style:text-properties officeooo:rsid="002f8b3d" officeooo:paragraph-rsid="00f14420"/>
    </style:style>
    <style:style style:name="P19" style:family="paragraph" style:parent-style-name="Text_20_body">
      <style:paragraph-properties>
        <style:tab-stops>
          <style:tab-stop style:position="10.8cm" style:type="right"/>
        </style:tab-stops>
      </style:paragraph-properties>
      <style:text-properties style:font-name="Liberation Sans1" fo:letter-spacing="normal" style:font-weight-asian="normal" loext:shadow="none"/>
    </style:style>
    <style:style style:name="P20" style:family="paragraph" style:parent-style-name="Text_20_body">
      <style:text-properties officeooo:rsid="00c3674c" officeooo:paragraph-rsid="00ffb899"/>
    </style:style>
    <style:style style:name="P21" style:family="paragraph" style:parent-style-name="Text_20_body">
      <style:text-properties officeooo:paragraph-rsid="0116cc27"/>
    </style:style>
    <style:style style:name="P22" style:family="paragraph" style:parent-style-name="Text_20_body">
      <style:text-properties officeooo:rsid="01212603" officeooo:paragraph-rsid="01212603"/>
    </style:style>
    <style:style style:name="P23" style:family="paragraph" style:parent-style-name="Text_20_body">
      <style:text-properties officeooo:rsid="012cc5c4" officeooo:paragraph-rsid="012cc5c4"/>
    </style:style>
    <style:style style:name="P24" style:family="paragraph" style:parent-style-name="Text_20_body">
      <style:text-properties officeooo:rsid="0136ec1a" officeooo:paragraph-rsid="0136ec1a"/>
    </style:style>
    <style:style style:name="P25" style:family="paragraph" style:parent-style-name="Text_20_body">
      <style:text-properties officeooo:rsid="013748b7" officeooo:paragraph-rsid="013748b7"/>
    </style:style>
    <style:style style:name="P26" style:family="paragraph" style:parent-style-name="Text_20_body">
      <style:text-properties officeooo:rsid="01400950" officeooo:paragraph-rsid="013a54fb"/>
    </style:style>
    <style:style style:name="P27" style:family="paragraph" style:parent-style-name="Text_20_body">
      <style:paragraph-properties fo:break-before="page"/>
    </style:style>
    <style:style style:name="P28" style:family="paragraph" style:parent-style-name="Text_20_body">
      <style:paragraph-properties fo:break-before="page"/>
      <style:text-properties officeooo:rsid="002f8b3d" officeooo:paragraph-rsid="00f0d4b1"/>
    </style:style>
    <style:style style:name="P29" style:family="paragraph" style:parent-style-name="Bullet_20_body">
      <style:text-properties officeooo:paragraph-rsid="00fd5509"/>
    </style:style>
    <style:style style:name="P30" style:family="paragraph" style:parent-style-name="Contents_20_Heading">
      <style:text-properties officeooo:paragraph-rsid="011813f4"/>
    </style:style>
    <style:style style:name="P31" style:family="paragraph" style:parent-style-name="Table_20_Contents">
      <style:text-properties officeooo:rsid="013a6513" officeooo:paragraph-rsid="013a54fb"/>
    </style:style>
    <style:style style:name="P32" style:family="paragraph" style:parent-style-name="Table_20_Contents">
      <style:text-properties officeooo:rsid="013c3a14" officeooo:paragraph-rsid="013a54fb"/>
    </style:style>
    <style:style style:name="P33" style:family="paragraph" style:parent-style-name="Table_20_Contents">
      <style:text-properties officeooo:rsid="013d59dc" officeooo:paragraph-rsid="013a54fb"/>
    </style:style>
    <style:style style:name="P34" style:family="paragraph" style:parent-style-name="Table_20_Contents">
      <style:text-properties officeooo:rsid="013f42e6" officeooo:paragraph-rsid="013a54fb"/>
    </style:style>
    <style:style style:name="P35" style:family="paragraph" style:parent-style-name="Table_20_Contents">
      <style:text-properties officeooo:rsid="01400950" officeooo:paragraph-rsid="013a54fb"/>
    </style:style>
    <style:style style:name="P36" style:family="paragraph" style:parent-style-name="Table_20_Contents">
      <style:paragraph-properties fo:text-align="start" style:justify-single-word="false"/>
      <style:text-properties fo:font-weight="bold" officeooo:rsid="013a1baf" officeooo:paragraph-rsid="013a54fb" style:font-weight-asian="bold" style:font-weight-complex="bold"/>
    </style:style>
    <style:style style:name="P37" style:family="paragraph" style:parent-style-name="Table_20_Contents">
      <style:text-properties fo:font-weight="bold" officeooo:rsid="013c3a14" officeooo:paragraph-rsid="013a54fb" style:font-weight-asian="bold" style:font-weight-complex="bold"/>
    </style:style>
    <style:style style:name="P38" style:family="paragraph" style:parent-style-name="Table_20_Contents">
      <style:text-properties fo:font-weight="bold" officeooo:rsid="013d59dc" officeooo:paragraph-rsid="013a54fb" style:font-weight-asian="bold" style:font-weight-complex="bold"/>
    </style:style>
    <style:style style:name="P39" style:family="paragraph" style:parent-style-name="Table_20_Contents">
      <style:text-properties fo:font-weight="bold" officeooo:rsid="013f42e6" officeooo:paragraph-rsid="013a54fb" style:font-weight-asian="bold" style:font-weight-complex="bold"/>
    </style:style>
    <style:style style:name="P40" style:family="paragraph" style:parent-style-name="Table_20_Contents">
      <style:text-properties fo:font-weight="bold" officeooo:rsid="01400950" officeooo:paragraph-rsid="013a54fb" style:font-weight-asian="bold" style:font-weight-complex="bold"/>
    </style:style>
    <style:style style:name="P41" style:family="paragraph" style:parent-style-name="Heading" style:master-page-name="Index">
      <style:paragraph-properties style:page-number="auto" fo:break-before="page"/>
      <style:text-properties fo:letter-spacing="0.353cm" style:font-weight-asian="normal"/>
    </style:style>
    <style:style style:name="P42" style:family="paragraph" style:parent-style-name="Text_20_body" style:master-page-name="First_20_Page">
      <style:paragraph-properties style:page-number="auto"/>
      <style:text-properties officeooo:rsid="002f8b3d" officeooo:paragraph-rsid="00f0d4b1"/>
    </style:style>
    <style:style style:name="P43" style:family="paragraph" style:parent-style-name="Text_20_body">
      <style:paragraph-properties fo:break-before="page"/>
      <style:text-properties officeooo:rsid="0143e85b" officeooo:paragraph-rsid="0143e85b"/>
    </style:style>
    <style:style style:name="P44" style:family="paragraph" style:parent-style-name="Header" style:list-style-name="L1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fo:padding="0.199cm" fo:border-left="none" fo:border-right="none" fo:border-top="none" fo:border-bottom="3pt solid #000000" style:shadow="none">
        <style:tab-stops/>
      </style:paragraph-properties>
      <style:text-properties fo:font-variant="normal" fo:text-transform="none" fo:font-size="10pt" officeooo:paragraph-rsid="0141af0b" fo:background-color="#ffffff" style:font-size-asian="10pt" style:font-size-complex="10pt" loext:shadow="none"/>
    </style:style>
    <style:style style:name="P45" style:family="paragraph" style:parent-style-name="Header" style:list-style-name="L1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fo:padding="0.199cm" fo:border-left="none" fo:border-right="none" fo:border-top="none" fo:border-bottom="3pt solid #000000" style:shadow="none">
        <style:tab-stops/>
      </style:paragraph-properties>
      <style:text-properties officeooo:paragraph-rsid="00b1c672"/>
    </style:style>
    <style:style style:name="P46" style:family="paragraph" style:parent-style-name="Heading_20_1" style:master-page-name="Standard">
      <loext:graphic-properties draw:fill="none" draw:fill-image-width="0cm" draw:fill-image-height="0cm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1" fo:background-color="transparent" fo:padding="0.199cm" fo:border-left="none" fo:border-right="none" fo:border-top="none" fo:border-bottom="3pt solid #000000" style:shadow="none" fo:keep-with-next="always" text:number-lines="false" text:line-number="0">
        <style:tab-stops/>
      </style:paragraph-properties>
    </style:style>
    <style:style style:name="P47" style:family="paragraph" style:parent-style-name="Bullet" style:list-style-name="List_20_1"/>
    <style:style style:name="P48" style:family="paragraph" style:parent-style-name="Bullet">
      <style:text-properties officeooo:paragraph-rsid="00b2cafd"/>
    </style:style>
    <style:style style:name="P49" style:family="paragraph" style:parent-style-name="Bullet">
      <style:text-properties officeooo:rsid="00b9ebfe" officeooo:paragraph-rsid="00bc55d1"/>
    </style:style>
    <style:style style:name="P50" style:family="paragraph" style:parent-style-name="Bullet">
      <style:text-properties officeooo:rsid="0141fe4d" officeooo:paragraph-rsid="013c1355"/>
    </style:style>
    <style:style style:name="P51" style:family="paragraph" style:parent-style-name="Bullet" style:master-page-name="">
      <style:paragraph-properties style:page-number="auto"/>
      <style:text-properties officeooo:paragraph-rsid="00fd5509"/>
    </style:style>
    <style:style style:name="P52" style:family="paragraph" style:parent-style-name="Heading_20_2">
      <style:text-properties officeooo:rsid="01341524" officeooo:paragraph-rsid="01341524"/>
    </style:style>
    <style:style style:name="P53" style:family="paragraph" style:parent-style-name="Contents_20_1">
      <style:paragraph-properties>
        <style:tab-stops>
          <style:tab-stop style:position="10.8cm" style:type="right" style:leader-style="dotted" style:leader-text="."/>
        </style:tab-stops>
      </style:paragraph-properties>
    </style:style>
    <style:style style:name="P54" style:family="paragraph">
      <style:paragraph-properties fo:text-align="center"/>
    </style:style>
    <style:style style:name="T1" style:family="text">
      <style:text-properties fo:font-variant="normal" fo:text-transform="none" fo:font-size="10pt" fo:background-color="#ffffff" loext:char-shading-value="0" style:font-size-asian="10pt" style:font-size-complex="10pt"/>
    </style:style>
    <style:style style:name="T2" style:family="text">
      <style:text-properties fo:text-transform="uppercase" fo:font-size="10pt" fo:background-color="#ffffff" loext:char-shading-value="0" style:font-size-asian="10pt" style:font-size-complex="10pt"/>
    </style:style>
    <style:style style:name="T3" style:family="text">
      <style:text-properties officeooo:rsid="01127aa4"/>
    </style:style>
    <style:style style:name="T4" style:family="text">
      <style:text-properties officeooo:rsid="00211a4f"/>
    </style:style>
    <style:style style:name="T5" style:family="text">
      <style:text-properties fo:color="#ffffff" style:text-position="0% 100%" style:font-name="Dyuthi" fo:font-weight="normal" fo:background-color="#000000" loext:char-shading-value="0" loext:padding="0.049cm" loext:border-left="none" loext:border-right="none" loext:border-top="0.99pt solid #000000" loext:border-bottom="none" loext:shadow="none"/>
    </style:style>
    <style:style style:name="T6" style:family="text">
      <style:text-properties fo:color="#000000" fo:font-size="8pt" fo:font-style="normal" fo:font-weight="normal" style:font-size-asian="8pt" style:font-style-asian="normal"/>
    </style:style>
    <style:style style:name="T7" style:family="text">
      <style:text-properties fo:color="#000000" fo:font-size="8pt" fo:font-style="normal" fo:font-weight="normal" officeooo:rsid="00465471" style:font-size-asian="8pt" style:font-style-asian="normal"/>
    </style:style>
    <style:style style:name="T8" style:family="text">
      <style:text-properties officeooo:rsid="0049ce69"/>
    </style:style>
    <style:style style:name="T9" style:family="text">
      <style:text-properties officeooo:rsid="006df72f"/>
    </style:style>
    <style:style style:name="T10" style:family="text">
      <style:text-properties officeooo:rsid="00b2eb4e"/>
    </style:style>
    <style:style style:name="T11" style:family="text">
      <style:text-properties officeooo:rsid="00bd6d2d"/>
    </style:style>
    <style:style style:name="T12" style:family="text">
      <style:text-properties officeooo:rsid="00c139fe"/>
    </style:style>
    <style:style style:name="T13" style:family="text">
      <style:text-properties officeooo:rsid="00c3674c"/>
    </style:style>
    <style:style style:name="T14" style:family="text">
      <style:text-properties officeooo:rsid="00d9b3e9"/>
    </style:style>
    <style:style style:name="T15" style:family="text">
      <style:text-properties officeooo:rsid="0116dee2"/>
    </style:style>
    <style:style style:name="T16" style:family="text">
      <style:text-properties officeooo:rsid="0121f862"/>
    </style:style>
    <style:style style:name="T17" style:family="text">
      <style:text-properties officeooo:rsid="01245512"/>
    </style:style>
    <style:style style:name="T18" style:family="text">
      <style:text-properties officeooo:rsid="012d2f33"/>
    </style:style>
    <style:style style:name="T19" style:family="text">
      <style:text-properties officeooo:rsid="0135f3a8"/>
    </style:style>
    <style:style style:name="T20" style:family="text">
      <style:text-properties officeooo:rsid="013748b7"/>
    </style:style>
    <style:style style:name="T21" style:family="text">
      <style:text-properties officeooo:rsid="0141fe4d"/>
    </style:style>
    <style:style style:name="T22" style:family="text">
      <style:text-properties officeooo:rsid="013a6513"/>
    </style:style>
    <style:style style:name="T23" style:family="text">
      <style:text-properties officeooo:rsid="013bad64"/>
    </style:style>
    <style:style style:name="T24" style:family="text">
      <style:text-properties officeooo:rsid="013bad64" loext:padding="0.049cm" loext:border="0.06pt solid #000000" loext:shadow="none"/>
    </style:style>
    <style:style style:name="T25" style:family="text">
      <style:text-properties officeooo:rsid="01400950"/>
    </style:style>
    <style:style style:name="T26" style:family="text">
      <style:text-properties loext:padding="0.049cm" loext:border="0.06pt solid #000000" loext:shadow="none"/>
    </style:style>
    <style:style style:name="fr1" style:family="graphic" style:parent-style-name="Frame">
      <style:graphic-properties style:wrap="none" style:vertical-pos="bottom" style:vertical-rel="page-content" style:horizontal-pos="from-left" style:horizontal-rel="page-content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opacity="0%" draw:fill-image-width="0cm" draw:fill-image-height="0cm" fo:padding="0cm" fo:border="none" style:shadow="none" draw:shadow-opacity="100%" style:mirror="none" fo:clip="rect(2.143cm, 1.579cm, 14.67cm, 3.41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Глава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draw:stroke-dash="Ultrafine_20_Dashed" svg:stroke-width="0.041cm" svg:stroke-color="#000000" draw:marker-start-width="0.469cm" draw:marker-end-width="0.469cm" draw:textarea-horizontal-align="center" draw:textarea-vertical-align="middle" fo:padding-top="0.019cm" fo:padding-bottom="0.019cm" fo:padding-left="0.019cm" fo:padding-right="0.0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9cm" svg:stroke-color="#000000" draw:marker-start-width="0.425cm" draw:marker-end-width="0.425cm" draw:textarea-horizontal-align="center" draw:textarea-vertical-align="middle" fo:padding-top="0.011cm" fo:padding-bottom="0.011cm" fo:padding-left="0.011cm" fo:padding-right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Ultrafine_20_Dashed" svg:stroke-width="0.041cm" svg:stroke-color="#000000" draw:marker-start-width="0.469cm" draw:marker-end-width="0.46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8"><draw:frame draw:style-name="fr1" draw:name="Frame3" text:anchor-type="paragraph" svg:x="0cm" draw:z-index="14"><draw:text-box fo:min-height="0.499cm" fo:min-width="2cm"><text:p text:style-name="P18"><text:span text:style-name="T5"><text:s/>MSX </text:span><text:s/>— зарегистрированный товарный знак фирмы ASCII</text:p></draw:text-box></draw:frame></text:p>
      <text:p text:style-name="P41"><text:bookmark-start text:name="__RefHeading___Toc474_1005568691"/>В<text:span text:style-name="T14">ВЕДЕНИЕ</text:span><text:bookmark-end text:name="__RefHeading___Toc474_1005568691"/></text:p>
      <text:p text:style-name="Text_20_body">К<text:span text:style-name="T4">омпьютеры серии “Ямаха MSX-2” обладают весьма разнообразными возможностями в сравнении с другими компьютерами аналогичной стоимости. Гибкость архитектуры MSX-2 позволяет решать такие задачи, как</text:span></text:p>
      <text:list xml:id="list3786982512910146828" text:style-name="List_20_1">
        <text:list-item>
          <text:p text:style-name="P47">Обработка текстов и передача данных</text:p>
        </text:list-item>
      </text:list>
      <text:p text:style-name="Bullet_20_body">В распоряжении польз<text:span text:style-name="T8">ователя имеются разнообразные программы текстовых редакторов для различных языков (английского, французского, немецкого, арабского, русского, японского и ряда других). Применение интерфейса RS232C позволяет связать компьютеры через модемы и канал телефонной линии.</text:span></text:p>
      <text:list xml:id="list224609255925389" text:continue-numbering="true" text:style-name="List_20_1">
        <text:list-item>
          <text:p text:style-name="Bullet">Создание и исполне<text:span text:style-name="T9">ние музыкальных произведений</text:span></text:p>
        </text:list-item>
      </text:list>
      <text:p text:style-name="Bullet_20_body">Применение модуля звуковых эффектов и необходимых программных средств превращает компьютер в электромузыкальный синтезатор с дополнительными возможностями ввода, редактирования, хранения на магнитных носителях и вывода на принтер созданных Вами мелодий.</text:p>
      <text:list xml:id="list224607534558074" text:continue-numbering="true" text:style-name="List_20_1">
        <text:list-item>
          <text:p text:style-name="P51">Машинная графика и обработка изображений</text:p>
        </text:list-item>
      </text:list>
      <text:p text:style-name="Bullet_20_body">Программные средства компьютера, такие, как программа «ПЕЙНТЕР», позволяют создавать весьма сложные рисунки, которые можно записывать на дискеты и выводить на принтер. Кроме того, для компьютеров MSX-2 разработана аппаратура ввода изображений, поступающих от внешнего источника видеосигналов; эти изображения в цифровой форме могут быть обработаны и записаны на дискеты.</text:p>
      <text:list xml:id="list224607836543142" text:continue-numbering="true" text:style-name="List_20_1">
        <text:list-item>
          <text:p text:style-name="P48"><text:soft-page-break/>Игры</text:p>
        </text:list-item>
      </text:list>
      <text:p text:style-name="Bullet_20_body">Для компьютеров MSX <text:span text:style-name="T10">разработаны и тиражируются сотни игровых программ, записанных на магнитных носителях<text:line-break/>или в специальных кассетах с постоянной полупроводниковой памятью.</text:span></text:p>
      <text:list xml:id="list224608208200282" text:continue-numbering="true" text:style-name="List_20_1">
        <text:list-item>
          <text:p text:style-name="P49">Изучение основ программирования</text:p>
        </text:list-item>
      </text:list>
      <text:p text:style-name="P29">Язык программирования Бейсик был разработан специально для изучения основ программирования. Впоследствии он занял ведущее положение среди языков, применяемых на персональных компьютерах. Язык MSX-Бейсик, оставаясь доступным для начинающих,предоставляет в то же время<text:line-break/>все средства доступа к аппаратуре компьютера, необходимые спец<text:span text:style-name="T11">и</text:span>алисту.</text:p>
      <text:list xml:id="list224609211838667" text:continue-numbering="true" text:style-name="List_20_1">
        <text:list-item>
          <text:p text:style-name="Bullet">Выполнение научно-технических расчётов</text:p>
        </text:list-item>
      </text:list>
      <text:p text:style-name="P29">В интерпретаторе языка MSX-Бейсик имеется библиотека стандартных программ математических функций, благод<text:span text:style-name="T12">а</text:span>ря <text:span text:style-name="T12">которой многие расчёты могут быть выполнены без помощи высокопроизводительных ЭВМ. Программы, не нуждающиеся для своей работы в большом объёме оперативной памяти и высоком быстродействии процессора, могут выполняться<text:line-break/>«в домашних условиях». Эти возможности дополнены описанными ранее возможностями обработки текстов и передачи данных.</text:span></text:p>
      <text:p text:style-name="Text_20_body">Всё это разнообразие применений обеспечивается особенностями архитектуры и конструкции компьютеров, отвеча<text:span text:style-name="T13"> стандарта MSX. Разъёмы на корпусе компьютера позволяют подключать модули дополнительной оперативной памяти (RAM), кассеты с программами в постоянной памяти (ROM), модули электромузыкальных синтезаторов, адаптеры различных периферийных устройств…</text:span></text:p>
      <text:p text:style-name="P20"><text:soft-page-break/>В любом случае трудно представить себе ситуацию, когда пользователь персонального компьютера обходится без знаний основ программирования. Программирование является важной составной частью компьютерной грамотности; только овладение программированием позволит Вам использовать все возможности компьютера.</text:p>
      <text:p text:style-name="P21">В этом руководстве содержат<text:span text:style-name="T15">ся основные сведения о компьютере MSX. Изучение этих сведений позволит начинающим оценить<text:line-break/>весь диапазон возможностей персонального компьютера с тем, чтобы выбрать некоторые из них для более детального изучения.</text:span></text:p>
      <text:p text:style-name="P22">Материал руководства построен по схеме пос<text:span text:style-name="T16">ледовательности усложнения; многочисленные примеры позволят Вам проверить из практики полученные знания.</text:span></text:p>
      <text:p text:style-name="Text_20_body">Авторы стремились избе<text:span text:style-name="T17">жать свойственного многим пособиям по программированию «перечислительного» стиля изложения. Разумеется, построенные таким образом справочники удобны<text:line-break/>для профессионалов; однако начинающим в таком материале трудно ориентироваться. Поэтому весь справочный аппарат книги вынесен в приложения.</text:span></text:p>
      <text:p text:style-name="P23">Диапазон рассматриваемых <text:span text:style-name="T18">тем оказывается весьма широким, от изучения правил работы с клавиатурой до приёмов программирования на уровне команд микропроцессора. Для закрепления материала в руководстве подробно разобраны две программы: программа расчёта биоритмов, написанных на Бейсике и иллюстрирующая технику «нисходящего» построения программ, и программа «монитор звуковых эффектов», в которой применяются короткие подпрограммы в машинных кодах.</text:span></text:p>
      <text:table-of-content text:style-name="Sect1" text:name="Table of Contents1">
        <text:table-of-content-source text:outline-level="3" text:use-index-source-styles="tru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span>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P30">Содержание</text:p>
          </text:index-title>
          <text:list xml:id="list6569579194283883556" text:style-name="Numbering_20_1">
            <text:list-item>
              <text:p text:style-name="P53"><text:a xlink:type="simple" xlink:href="#__RefHeading___Toc478_1005568691" text:style-name="Index_20_Link" text:visited-style-name="Index_20_Link"><text:s/>Начинаем осваивать MSX-Бейсик<text:tab/>1</text:a></text:p>
            </text:list-item>
          </text:list>
        </text:index-body>
      </text:table-of-content>
      <text:p text:style-name="Text_20_body"/>
      <text:p text:style-name="P27"/>
      <text:h text:style-name="P46" text:outline-level="1" text:is-list-header="true"><text:bookmark-start text:name="__RefHeading___Toc478_1005568691"/>Начинаем осваивать<text:line-break/>MSX-Бейсик<text:bookmark-end text:name="__RefHeading___Toc478_1005568691"/></text:h>
      <text:p text:style-name="P1"><draw:frame draw:style-name="fr2" draw:name="Frame2" text:anchor-type="paragraph" svg:x="-0.002cm" svg:y="8.073cm" draw:z-index="1"><draw:text-box fo:min-height="0.499cm" fo:min-width="2cm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table:number-columns-spanned="3" office:value-type="string"><text:p text:style-name="P9">Экран после включения питания</text:p></table:table-cell><table:covered-table-cell/><table:covered-table-cell/></table:table-row><table:table-row table:style-name="Table1.1"><table:table-cell table:style-name="Table1.A1" office:value-type="string"><text:p text:style-name="P6"><draw:path text:anchor-type="paragraph" draw:z-index="3" draw:name="Shape1" draw:style-name="gr2" draw:text-style-name="P54" svg:width="2.645cm" svg:height="2.197cm" draw:transform="rotate (-1.5707963267949) translate (9.80193055555556cm 0.366888888888889cm)" svg:viewBox="0 0 2646 2198" svg:d="M0 0c2745 0 2646 0 2646 0v2198"><text:p/></draw:path><draw:path text:anchor-type="paragraph" draw:z-index="4" draw:name="Shape1" draw:style-name="gr2" draw:text-style-name="P54" svg:width="0.71cm" svg:height="0.274cm" draw:transform="rotate (-1.5707963267949) translate (7.71877777777778cm 5.42736645992973cm)" svg:viewBox="0 0 711 275" svg:d="M711 0c-737 0-711 0-711 0v275"><text:p/></draw:path>Курсор</text:p></table:table-cell><table:table-cell table:style-name="Table1.A1" office:value-type="string"><text:p text:style-name="P10"/></table:table-cell><table:table-cell table:style-name="Table1.A1" office:value-type="string"><text:p text:style-name="P7">Цвет фона</text:p></table:table-cell></table:table-row><table:table-row table:style-name="Table1.3"><table:table-cell table:style-name="Table1.A1" office:value-type="string"><text:p text:style-name="P8"><draw:path text:anchor-type="paragraph" draw:z-index="8" draw:name="Shape1" draw:style-name="gr2" draw:text-style-name="P54" svg:width="2.46cm" svg:height="2.146cm" draw:transform="rotate (1.5707963267949) translate (0.310444444444444cm 2.14177528827775cm)" svg:viewBox="0 0 2461 2147" svg:d="M2461 0c-2552 0-2461 0-2461 0v2147"><text:p/></draw:path>Подсказка</text:p></table:table-cell><table:table-cell table:style-name="Table1.A1" office:value-type="string"><text:p text:style-name="P10"/></table:table-cell><table:table-cell table:style-name="Table1.A1" office:value-type="string"><text:p text:style-name="P10"/></table:table-cell></table:table-row><table:table-row table:style-name="Table1.4"><table:table-cell table:style-name="Table1.A1" office:value-type="string"><text:p text:style-name="P11"><draw:path text:anchor-type="paragraph" draw:z-index="7" draw:name="Shape1" draw:style-name="gr2" draw:text-style-name="P54" svg:width="1.493cm" svg:height="1.179cm" draw:transform="rotate (1.5707963267949) translate (1.27705555555556cm 1.17500147531185cm)" svg:viewBox="0 0 1494 1180" svg:d="M1494 0c-1550 0-1494 0-1494 0v1180"><text:p/></draw:path></text:p></table:table-cell><table:table-cell table:style-name="Table1.B4" office:value-type="string"><text:p text:style-name="P12">MSX BASIC version 2.0</text:p><text:p text:style-name="P13">Copyright 1985 by Microsoft</text:p><text:p text:style-name="P13">28815 Bytes free</text:p><text:p text:style-name="P13">Ok</text:p><text:p text:style-name="P14"><text:s/></text:p><text:p text:style-name="P15"/><text:p text:style-name="P15"/><text:p text:style-name="P15"/><text:p text:style-name="P15"/><text:p text:style-name="P15"/><text:p text:style-name="P15"/><text:p text:style-name="P13"><draw:path text:anchor-type="paragraph" draw:z-index="5" draw:name="Shape1" draw:style-name="gr2" draw:text-style-name="P54" svg:width="0.676cm" svg:height="0.114cm" draw:transform="rotate (-1.5707963267949) translate (4.25802777777778cm 0.236247101052362cm)" svg:viewBox="0 0 677 115" svg:d="M677 0c-702 0-677 0-677 0v115"><text:p/></draw:path><draw:path text:anchor-type="paragraph" draw:z-index="6" draw:name="Shape1" draw:style-name="gr2" draw:text-style-name="P54" svg:width="3.071cm" svg:height="1.179cm" draw:transform="rotate (1.5707963267949) translate (-1.00541666666667cm 0.827263888888889cm)" svg:viewBox="0 0 3072 1180" svg:d="M0 0c3186 0 3071 0 3071 0v1180"><text:p/></draw:path><draw:frame draw:style-name="fr3" draw:name="Image2" text:anchor-type="paragraph" svg:x="-0.279cm" svg:y="-4.396cm" svg:width="6.05cm" svg:height="5.225cm" draw:z-index="2"><draw:image xlink:href="Pictures/2000000B0000520700007403685E3B83262796E5.wmf" xlink:type="simple" xlink:show="embed" xlink:actuate="onLoad"/></draw:frame>color auto goto list run</text:p></table:table-cell><table:table-cell table:style-name="Table1.A1" office:value-type="string"><text:p text:style-name="P11"/></table:table-cell></table:table-row></table:table><text:p text:style-name="P19"><text:span text:style-name="T6">Цвет изобра</text:span><text:span text:style-name="T7">жения</text:span><text:span text:style-name="T6"><text:tab/>Указатели функциональных клавиш</text:span></text:p></draw:text-box></draw:frame>Эта глава рассчитана на пользователей, которые не имеют опыта программирования. <text:span text:style-name="T19">Поэтому рекомендуется разобрать и попробовать на компьютере все включённые в неё примеры. Здесь <text:s/>используются лишь самые элементарные концепции программирования; большую роль играет интуиция читателя. Более детальное описание конструкций языка содержится в последующих главах.</text:span></text:p>
      <text:h text:style-name="P52" text:outline-level="2">Клавиатура и экран</text:h>
      <text:p text:style-name="P24">Перед тем, как включить компьютер, <text:span text:style-name="T20">ознакомьтесь с<text:line-break/>руководством для пользователя компьютера серии «Ямаха MSX-2».</text:span></text:p>
      <text:p text:style-name="P25">Компьютер готов к работе, когда экран выглядит так, как это показано на приведённом ниже рисунке.</text:p>
      <text:list xml:id="list224607843670480" text:continue-numbering="true" text:style-name="Numbering_20_1">
        <text:list-item>
          <text:list>
            <text:list-item>
              <text:list>
                <text:list-item>
                  <text:h text:style-name="Heading_20_3" text:outline-level="3"><text:soft-page-break/>Некоторые определения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Сообщение об авторс<text:span text:style-name="T22">к</text:span>их <text:span text:style-name="T22">правах</text:span></text:p>
          </table:table-cell>
          <table:table-cell table:style-name="Table2.A1" office:value-type="string">
            <text:p text:style-name="P31">В первой строке на экране указан<text:line-break/>номер версии MSX-Бейсика, которая установлена на Вашем компьютере: <text:span text:style-name="T23">версия 1.0 означает, что компьютер относится к серии MSX-1 (или просто MSX); версия 2.0 означает, что компьютер относится к серии </text:span><text:span text:style-name="T24">MSX</text:span><text:span text:style-name="T23">-2. В третьей строке сообщается, что в распоряжении Вашей программы имеется 28815 байтов памяти (байт — это единица памяти, хранящая один символ). Общее распределение памяти в компьютере будет рассмотрено далее.</text:span></text:p>
          </table:table-cell>
        </table:table-row>
        <table:table-row table:style-name="Table2.1">
          <table:table-cell table:style-name="Table2.A1" office:value-type="string">
            <text:p text:style-name="P37">Подсказка Ok</text:p>
          </table:table-cell>
          <table:table-cell table:style-name="Table2.A1" office:value-type="string">
            <text:p text:style-name="P32">Эта подсказка означает, что компьютер находится в состоянии ожидания ввода команд или текста программы.</text:p>
          </table:table-cell>
        </table:table-row>
        <table:table-row table:style-name="Table2.1">
          <table:table-cell table:style-name="Table2.A1" office:value-type="string">
            <text:p text:style-name="P38">Курсор</text:p>
          </table:table-cell>
          <table:table-cell table:style-name="Table2.A1" office:value-type="string">
            <text:p text:style-name="P33">Маленький белый прямоугольник, расположенный под подсказкой Ok, называется курсором. Он показывает место, где появится следующий вводимый с клавиатуре символ. </text:p>
          </table:table-cell>
        </table:table-row>
        <table:table-row table:style-name="Table2.1">
          <table:table-cell table:style-name="Table2.A1" office:value-type="string">
            <text:p text:style-name="P39">Указатели функ­циональных<text:line-break/>клавиш</text:p>
          </table:table-cell>
          <table:table-cell table:style-name="Table2.A1" office:value-type="string">
            <text:p text:style-name="P34">Пять слов, появляющихся в нижней части экрана, указывают назначение пяти клавиш — <text:span text:style-name="T26">F1</text:span>-<text:span text:style-name="T26">F5</text:span>. Эти клавиши называются функциональными. Далее<text:line-break/>мы увидим, что назначение функциональных клавиш можно изменять с помощью команд или операторов программы; <text:span text:style-name="T25">поэтому их называют ещё программируемыми клавишами.</text:span></text:p>
          </table:table-cell>
        </table:table-row>
        <table:table-row table:style-name="Table2.1">
          <table:table-cell table:style-name="Table2.A1" office:value-type="string">
            <text:p text:style-name="P40">Цвет изображения</text:p>
          </table:table-cell>
          <table:table-cell table:style-name="Table2.A1" office:value-type="string">
            <text:p text:style-name="P35">Цвет текста, появляющегося на экране, называется цветом изображения.</text:p>
          </table:table-cell>
        </table:table-row>
        <table:table-row table:style-name="Table2.1">
          <table:table-cell table:style-name="Table2.A1" office:value-type="string">
            <text:p text:style-name="P40">Цвет фона</text:p>
          </table:table-cell>
          <table:table-cell table:style-name="Table2.A1" office:value-type="string">
            <text:p text:style-name="P35">Цвет пустой части экрана называется цветом фона.</text:p>
          </table:table-cell>
        </table:table-row>
      </table:table>
      <text:list xml:id="list224609553469036" text:continue-numbering="true" text:style-name="Numbering_20_1">
        <text:list-item>
          <text:list>
            <text:list-item>
              <text:list>
                <text:list-item>
                  <text:h text:style-name="Heading_20_3" text:outline-level="3"><text:soft-page-break/>Изучаем клавиатуру</text:h>
                </text:list-item>
              </text:list>
            </text:list-item>
          </text:list>
        </text:list-item>
      </text:list>
      <text:p text:style-name="P26">Клавиатура <text:span text:style-name="T21">компьютера используется так же, как клавиатура пишущей машинки. Тем не менее, существует несколько существенных отличий.</text:span></text:p>
      <text:list xml:id="list224609705188470" text:continue-list="list224609211838667" text:style-name="List_20_1">
        <text:list-item>
          <text:p text:style-name="P50">Большинство клавиш являются клавишами </text:p>
        </text:list-item>
      </text:list>
      <text:p text:style-name="P43">MB_0086 содержит ошибку в описании COLOR SPRITE. Исправить при наборе в соответствии с документацией VDP993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yuthi" svg:font-family="Dyuthi" style:font-pitch="variable"/>
    <style:font-face style:name="DejaVu Sans Mono" svg:font-family="'DejaVu Sans Mono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Empty" xlink:href="Pictures/100000000000000800000008700620C5112F03A2.png" xlink:type="simple" xlink:show="embed" xlink:actuate="onLoad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99cm" fo:margin-bottom="0cm" loext:contextual-spacing="false" fo:text-align="justify" style:justify-single-word="false"/>
      <style:text-properties style:font-name="Liberation Serif" fo:font-family="'Liberation Serif'" style:font-family-generic="roman" style:font-pitch="variable" fo:font-size="11pt" fo:font-weight="normal" officeooo:rsid="001f690f" style:font-size-asian="11pt" style:font-weight-asian="normal" style:font-size-complex="11pt"/>
    </style:style>
    <style:style style:name="Heading" style:family="paragraph" style:parent-style-name="Standard" style:next-style-name="Text_20_body" style:class="text" style:master-page-name="Index">
      <loext:graphic-properties draw:fill-image-width="0cm" draw:fill-image-height="0cm"/>
      <style:paragraph-properties fo:margin-top="0.101cm" fo:margin-bottom="0.21cm" loext:contextual-spacing="false" fo:text-align="center" style:justify-single-word="false" style:page-number="auto" fo:break-before="auto" fo:break-after="auto" fo:padding="0.499cm" fo:border-left="none" fo:border-right="none" fo:border-top="none" fo:border-bottom="3pt solid #000000" style:shadow="none" fo:keep-with-next="always"/>
      <style:text-properties fo:text-transform="uppercase" style:font-name="Liberation Sans1" fo:font-family="'Liberation Sans'" style:font-family-generic="swiss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499cm" fo:margin-bottom="0cm" loext:contextual-spacing="false" fo:line-height="120%" fo:orphans="3" fo:widows="3" style:page-number="auto" style:shadow="none">
        <style:tab-stops/>
      </style:paragraph-properties>
      <style:text-properties style:font-name="DejaVu Serif" fo:font-family="'DejaVu Serif'" style:font-style-name="Book" style:font-family-generic="roman" style:font-pitch="variable" fo:font-size="8.60000038146973pt" officeooo:rsid="01228e04" fo:background-color="transparent" style:font-weight-asian="normal" style:text-scale="99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cm" fo:border="none" style:shadow="none"/>
      <style:text-properties fo:text-transform="uppercase" style:font-name="Liberation Serif" fo:font-family="'Liberation Serif'" style:font-family-generic="roman" style:font-pitch="variable" fo:font-size="16pt" fo:letter-spacing="normal" style:text-underline-style="none" fo:font-weight="bold" officeooo:rsid="0057df1c" fo:background-color="transparent" style:font-size-asian="16pt" style:font-weight-asian="normal" style:font-size-complex="16pt" style:font-weight-complex="bold" loext:shadow="none"/>
    </style:style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Table_20_Contents" style:display-name="Table Contents" style:family="paragraph" style:parent-style-name="Text_20_body" style:class="extra">
      <style:paragraph-properties fo:margin-top="0cm" fo:margin-bottom="0cm" loext:contextual-spacing="false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 style:master-page-name="">
      <loext:graphic-properties draw:fill-image-width="0cm" draw:fill-image-height="0cm"/>
      <style:paragraph-properties fo:margin-top="0cm" fo:margin-bottom="0cm" loext:contextual-spacing="false" style:page-number="auto" style:shadow="none">
        <style:tab-stops/>
      </style:paragraph-properties>
      <style:text-properties fo:background-color="transparent" style:font-weight-asian="normal"/>
    </style:style>
    <style:style style:name="Heading_20_1" style:display-name="Heading 1" style:family="paragraph" style:parent-style-name="Heading" style:next-style-name="Text_20_body" style:default-outline-level="1" style:class="text" style:master-page-name="Footnote">
      <loext:graphic-properties draw:fill-image-width="0cm" draw:fill-image-height="0cm"/>
      <style:paragraph-properties fo:margin-top="0cm" fo:margin-bottom="0cm" loext:contextual-spacing="false" fo:text-align="start" style:justify-single-word="false" style:page-number="auto" fo:break-before="auto" fo:break-after="auto" fo:padding="0.199cm" fo:border-left="none" fo:border-right="none" fo:border-top="none" fo:border-bottom="3pt solid #000000" style:shadow="none" text:number-lines="false" text:line-number="0">
        <style:tab-stops/>
      </style:paragraph-properties>
      <style:text-properties fo:font-variant="normal" fo:text-transform="none" fo:font-size="16pt" fo:letter-spacing="normal" fo:font-weight="bold" fo:background-color="transparent" style:font-weight-asian="normal"/>
    </style:style>
    <style:style style:name="Bullet_20_body" style:display-name="Bullet body" style:family="paragraph" style:parent-style-name="Text_20_body" style:next-style-name="Text_20_body" style:master-page-name="">
      <loext:graphic-properties draw:fill="none" draw:fill-color="#729fcf"/>
      <style:paragraph-properties fo:margin-left="0.801cm" fo:margin-right="0cm" fo:margin-top="0.499cm" fo:margin-bottom="0cm" loext:contextual-spacing="false" fo:line-height="109%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fo:font-size="8.60000038146973pt" officeooo:rsid="00c0bc45" fo:background-color="transparent" style:font-weight-asian="normal" style:text-scale="99%"/>
    </style:style>
    <style:style style:name="Bullet" style:family="paragraph" style:parent-style-name="Text_20_body" style:next-style-name="Bullet_20_body" style:list-style-name="List_20_1" style:master-page-name="">
      <style:paragraph-properties fo:margin-left="0.801cm" fo:margin-right="0cm" fo:text-indent="-0.801cm" style:auto-text-indent="false" style:page-number="auto" fo:keep-with-next="always">
        <style:tab-stops>
          <style:tab-stop style:position="0.801cm"/>
        </style:tab-stops>
      </style:paragraph-properties>
      <style:text-properties fo:background-color="transparent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0cm" fo:margin-right="0cm" fo:margin-top="0.499cm" fo:margin-bottom="0cm" loext:contextual-spacing="false" fo:text-indent="0cm" style:auto-text-indent="false" fo:break-before="auto" fo:break-after="auto">
        <style:tab-stops/>
      </style:paragraph-properties>
      <style:text-properties style:font-name="Liberation Sans" fo:font-family="'Liberation Sans'" style:font-style-name="Bold" style:font-family-generic="swiss" style:font-pitch="variable" fo:font-size="8.60000038146973pt" fo:font-weight="bold" style:font-weight-asian="normal"/>
    </style:style>
    <style:style style:name="Contents_20_Heading" style:display-name="Contents Heading" style:family="paragraph" style:parent-style-name="Heading" style:class="index" style:master-page-name="Footnote">
      <style:paragraph-properties style:page-number="auto" fo:break-before="auto" fo:break-after="auto"/>
      <style:text-properties fo:background-color="transparent"/>
    </style:style>
    <style:style style:name="Contents_20_1" style:display-name="Contents 1" style:family="paragraph" style:parent-style-name="Index" style:list-style-name="Numbering_20_1" style:class="index">
      <style:paragraph-properties style:shadow="none"/>
    </style:style>
    <style:style style:name="Footer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Numbering_20_1" style:class="text" style:master-page-name="">
      <style:paragraph-properties fo:margin-top="0.499cm" fo:margin-bottom="0.4cm" loext:contextual-spacing="false" fo:text-align="start" style:justify-single-word="false" style:page-number="auto" fo:break-before="auto" fo:break-after="auto" fo:padding="0cm" fo:border="none">
        <style:tab-stops/>
      </style:paragraph-properties>
      <style:text-properties fo:font-variant="normal" fo:text-transform="none" fo:font-size="8.60000038146973pt" fo:background-color="transparent" style:font-weight-asian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1.499cm" fo:margin-left="1.499cm"/>
        </style:list-level-properties>
      </text:list-level-style-number>
      <text:list-level-style-number text:level="4" text:style-name="Numbering_20_Symbols" style:num-prefix=" Глава " style:num-suffix=".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list-level-style-number>
      <text:list-level-style-number text:level="5" text:style-name="Numbering_20_Symbols" style:num-prefix=" Глава " style:num-suffix="." style:num-format="1" text:display-levels="5">
        <style:list-level-properties text:list-level-position-and-space-mode="label-alignment">
          <style:list-level-label-alignment text:label-followed-by="space" fo:text-indent="-2.499cm" fo:margin-left="2.499cm"/>
        </style:list-level-properties>
      </text:list-level-style-number>
      <text:list-level-style-number text:level="6" text:style-name="Numbering_20_Symbols" style:num-prefix=" Глава " style:num-suffix="." style:num-format="1" text:display-levels="6">
        <style:list-level-properties text:list-level-position-and-space-mode="label-alignment">
          <style:list-level-label-alignment text:label-followed-by="space" fo:text-indent="-3cm" fo:margin-left="3cm"/>
        </style:list-level-properties>
      </text:list-level-style-number>
      <text:list-level-style-number text:level="7" text:style-name="Numbering_20_Symbols" style:num-prefix=" Глава " style:num-suffix="." style:num-format="1" text:display-levels="7">
        <style:list-level-properties text:list-level-position-and-space-mode="label-alignment">
          <style:list-level-label-alignment text:label-followed-by="space" fo:text-indent="-3.5cm" fo:margin-left="3.5cm"/>
        </style:list-level-properties>
      </text:list-level-style-number>
      <text:list-level-style-number text:level="8" text:style-name="Numbering_20_Symbols" style:num-prefix=" Глава " style:num-suffix="." style:num-format="1" text:display-levels="8">
        <style:list-level-properties text:list-level-position-and-space-mode="label-alignment">
          <style:list-level-label-alignment text:label-followed-by="space" fo:text-indent="-4.001cm" fo:margin-left="4.001cm"/>
        </style:list-level-properties>
      </text:list-level-style-number>
      <text:list-level-style-number text:level="9" text:style-name="Numbering_20_Symbols" style:num-prefix=" Глава " style:num-suffix="." style:num-format="1" text:display-levels="9">
        <style:list-level-properties text:list-level-position-and-space-mode="label-alignment">
          <style:list-level-label-alignment text:label-followed-by="space" fo:text-indent="-4.5cm" fo:margin-left="4.5cm"/>
        </style:list-level-properties>
      </text:list-level-style-number>
      <text:list-level-style-number text:level="10" text:style-name="Numbering_20_Symbols" style:num-prefix=" Глава " style:num-suffix="." style:num-format="1" text:display-levels="10">
        <style:list-level-properties text:list-level-position-and-space-mode="label-alignment">
          <style:list-level-label-alignment text:label-followed-by="space" fo:text-indent="-5.001cm" fo:margin-left="5.001cm"/>
        </style:list-level-properties>
      </text:list-level-style-number>
    </text:list-style>
    <text:list-style style:name="List_20_1" style:display-name="List 1">
      <text:list-level-style-image text:level="1" xlink:href="Pictures/100003DB000001DF000001C92F8216A98CE94A90.svg" xlink:type="simple" xlink:show="embed" xlink:actuate="onLoad">
        <style:list-level-properties text:list-level-position-and-space-mode="label-alignment" style:vertical-pos="bottom" style:vertical-rel="baseline" fo:width="0.24cm" fo:height="0.229cm">
          <style:list-level-label-alignment text:label-followed-by="listtab" text:list-tab-stop-position="0.801cm" fo:text-indent="-0.801cm" fo:margin-left="0.801cm"/>
        </style:list-level-properties>
      </text:list-level-style-image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801cm" fo:text-indent="-0.801cm" fo:margin-left="0.801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ML1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fo:padding="0.199cm" fo:border-left="none" fo:border-right="none" fo:border-top="none" fo:border-bottom="3pt solid #000000" style:shadow="none">
        <style:tab-stops/>
      </style:paragraph-properties>
      <style:text-properties fo:font-variant="normal" fo:text-transform="none" fo:font-size="10pt" officeooo:paragraph-rsid="0141af0b" fo:background-color="#ffffff" style:font-size-asian="10pt" style:font-size-complex="10pt" loext:shadow="none"/>
    </style:style>
    <style:style style:name="MP2" style:family="paragraph">
      <style:paragraph-properties fo:text-align="center"/>
    </style:style>
    <style:style style:name="MP3" style:family="paragraph" style:parent-style-name="Header" style:list-style-name="ML1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fo:padding="0.199cm" fo:border-left="none" fo:border-right="none" fo:border-top="none" fo:border-bottom="3pt solid #000000" style:shadow="none">
        <style:tab-stops/>
      </style:paragraph-properties>
      <style:text-properties officeooo:paragraph-rsid="00b1c672"/>
    </style:style>
    <style:style style:name="MP4" style:family="paragraph" style:parent-style-name="Footer">
      <style:paragraph-properties fo:text-align="start" style:justify-single-word="false"/>
    </style:style>
    <style:style style:name="MP5" style:family="paragraph" style:parent-style-name="Header">
      <style:paragraph-properties fo:margin-top="0cm" fo:margin-bottom="0cm" loext:contextual-spacing="false" fo:text-align="end" style:justify-single-word="false" fo:padding="0.199cm" fo:border-left="none" fo:border-right="none" fo:border-top="none" fo:border-bottom="3pt solid #000000" style:shadow="none">
        <style:tab-stops/>
      </style:paragraph-properties>
      <style:text-properties fo:text-transform="uppercase" fo:font-size="10pt" officeooo:rsid="00fe9ab6" officeooo:paragraph-rsid="00fe9ab6" fo:background-color="#ffffff" style:font-size-asian="10pt" style:font-size-complex="10pt" loext:shadow="none"/>
    </style:style>
    <style:style style:name="MP6" style:family="paragraph" style:parent-style-name="Header">
      <style:paragraph-properties fo:margin-top="0cm" fo:margin-bottom="0cm" loext:contextual-spacing="false" fo:text-align="start" style:justify-single-word="false" fo:padding="0.199cm" fo:border-left="none" fo:border-right="none" fo:border-top="none" fo:border-bottom="3pt solid #000000" style:shadow="none">
        <style:tab-stops/>
      </style:paragraph-properties>
      <style:text-properties fo:text-transform="uppercase" fo:font-size="10pt" officeooo:rsid="00fe9ab6" officeooo:paragraph-rsid="00fe9ab6" fo:background-color="#ffffff" style:font-size-asian="10pt" style:font-size-complex="10pt" loext:shadow="none"/>
    </style:style>
    <style:style style:name="MP7" style:family="paragraph" style:parent-style-name="Header">
      <style:paragraph-properties fo:margin-top="0cm" fo:margin-bottom="0cm" loext:contextual-spacing="false" fo:text-align="start" style:justify-single-word="false" fo:padding="0.199cm" fo:border-left="none" fo:border-right="none" fo:border-top="none" fo:border-bottom="3pt solid #000000" style:shadow="none">
        <style:tab-stops/>
      </style:paragraph-properties>
      <style:text-properties fo:text-transform="uppercase" fo:font-size="10pt" officeooo:paragraph-rsid="00eb4c0d" fo:background-color="#ffffff" style:font-size-asian="10pt" style:font-size-complex="10pt" loext:shadow="none"/>
    </style:style>
    <style:style style:name="MP8" style:family="paragraph" style:parent-style-name="Header" style:master-page-name="">
      <style:paragraph-properties fo:text-align="end" style:justify-single-word="false" style:page-number="auto" fo:padding="0.049cm" fo:border-left="none" fo:border-right="none" fo:border-top="none" fo:border-bottom="3pt solid #000000"/>
      <style:text-properties fo:background-color="#ffffff"/>
    </style:style>
    <style:style style:name="MP9" style:family="paragraph" style:parent-style-name="Header" style:master-page-name="">
      <style:paragraph-properties style:page-number="auto" fo:padding="0.049cm" fo:border-left="none" fo:border-right="none" fo:border-top="none" fo:border-bottom="3pt solid #000000"/>
    </style:style>
    <style:style style:name="MT1" style:family="text">
      <style:text-properties fo:font-variant="normal" fo:text-transform="none" fo:font-size="10pt" fo:background-color="#ffffff" loext:char-shading-value="0" style:font-size-asian="10pt" style:font-size-complex="10pt"/>
    </style:style>
    <style:style style:name="MT2" style:family="text">
      <style:text-properties fo:text-transform="uppercase" fo:font-size="10pt" fo:background-color="#ffffff" loext:char-shading-value="0" style:font-size-asian="10pt" style:font-size-complex="10pt"/>
    </style:style>
    <style:style style:name="MT3" style:family="text">
      <style:text-properties officeooo:rsid="01127aa4"/>
    </style:style>
    <text:list-style style:name="ML1">
      <text:list-level-style-number text:level="1" text:style-name="Numbering_20_Symbols" style:num-prefix="Глава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Глава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draw:stroke="solid" draw:stroke-dash="Ultrafine_20_Dashed" svg:stroke-width="0.041cm" svg:stroke-color="#000000" draw:marker-start-width="0.469cm" draw:marker-end-width="0.46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draw:stroke-dash="Ultrafine_20_Dashed" svg:stroke-width="0.041cm" svg:stroke-color="#000000" draw:marker-start-width="0.469cm" draw:marker-end-width="0.469cm" draw:textarea-horizontal-align="center" draw:textarea-vertical-align="middle" fo:padding-top="0.019cm" fo:padding-bottom="0.019cm" fo:padding-left="0.019cm" fo:padding-right="0.0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4.801cm" fo:page-height="21.001cm" style:num-format="1" style:print-orientation="portrait" fo:margin-top="1.309cm" fo:margin-bottom="1.18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01cm" fo:margin-left="0cm" fo:margin-right="0cm" fo:margin-bottom="0.4cm" style:shadow="none" fo:background-color="transparent" style:dynamic-spacing="true" draw:fill="none" draw:fill-color="#729fcf" draw:fill-image-width="0cm" draw:fill-image-height="0cm"/>
      </style:header-style>
      <style:footer-style>
        <style:header-footer-properties fo:min-height="0.6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14.801cm" fo:page-height="21.001cm" style:num-format="1" style:print-orientation="portrait" fo:margin-top="1.072cm" fo:margin-bottom="1.38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4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list xml:id="list1169146995105675113" text:style-name="ML1">
          <text:list-item>
            <text:p text:style-name="MP1"><draw:line text:anchor-type="paragraph" draw:z-index="17" draw:name="Shape3" draw:style-name="Mgr1" draw:text-style-name="MP2" svg:x1="0cm" svg:y1="0.25cm" svg:x2="10.77cm" svg:y2="0.25cm"><text:p/></draw:line><text:chapter text:display="name" text:outline-level="1"/></text:p>
          </text:list-item>
        </text:list>
      </style:header>
      <style:header-first>
        <text:list xml:id="list224609058330950" text:continue-numbering="true" text:style-name="ML1">
          <text:list-header>
            <text:p text:style-name="MP1"><draw:line text:anchor-type="paragraph" draw:z-index="18" draw:name="Shape3" draw:style-name="Mgr1" draw:text-style-name="MP2" svg:x1="0cm" svg:y1="0.25cm" svg:x2="10.77cm" svg:y2="0.25cm"><text:p/></draw:line></text:p>
          </text:list-header>
        </text:list>
      </style:header-first>
      <style:header-left>
        <text:list xml:id="list224608270164189" text:continue-list="list224609058330950" text:style-name="ML1">
          <text:list-item text:start-value="1">
            <text:p text:style-name="MP3"><draw:line text:anchor-type="paragraph" draw:z-index="10" draw:name="Shape3" draw:style-name="Mgr2" draw:text-style-name="MP2" svg:x1="1.607cm" svg:y1="0.25cm" svg:x2="10.77cm" svg:y2="0.25cm"><text:p/></draw:line><text:span text:style-name="MT1"><text:chapter text:display="number-and-name" text:outline-level="1"/></text:span><text:span text:style-name="MT2"> <text:s text:c="2"/></text:span></text:p>
          </text:list-item>
        </text:list>
      </style:header-left>
      <style:footer>
        <text:p text:style-name="MP4"><text:page-number text:select-page="current">0</text:page-number></text:p>
      </style:footer>
      <style:footer-first>
        <text:p text:style-name="MP4"><text:page-number text:select-page="current">0</text:page-number></text:p>
      </style:footer-first>
      <style:footer-left>
        <text:p text:style-name="MP4"><text:page-number text:select-page="current">0</text:page-number></text:p>
      </style:footer-left>
    </style:master-page>
    <style:master-page style:name="First_20_Page" style:display-name="First Page" style:page-layout-name="Mpm2"/>
    <style:master-page style:name="Index" style:page-layout-name="Mpm3">
      <style:header>
        <text:p text:style-name="MP5"><draw:line text:anchor-type="paragraph" draw:z-index="13" draw:name="Shape3" draw:style-name="Mgr2" draw:text-style-name="MP2" svg:x1="0cm" svg:y1="0.25cm" svg:x2="10.77cm" svg:y2="0.25cm"><text:p/></draw:line> <text:s text:c="2"/><text:span text:style-name="MT3">ВВЕДЕНИЕ</text:span></text:p>
      </style:header>
      <style:header-first>
        <text:p text:style-name="MP6"><draw:line text:anchor-type="paragraph" draw:z-index="12" draw:name="Shape3" draw:style-name="Mgr2" draw:text-style-name="MP2" svg:x1="0cm" svg:y1="0.25cm" svg:x2="10.77cm" svg:y2="0.25cm"><text:p/></draw:line></text:p>
      </style:header-first>
      <style:header-left>
        <text:p text:style-name="MP7"><draw:line text:anchor-type="paragraph" draw:z-index="11" draw:name="Shape3" draw:style-name="Mgr2" draw:text-style-name="MP2" svg:x1="0cm" svg:y1="0.25cm" svg:x2="10.77cm" svg:y2="0.25cm"><text:p/></draw:line><text:span text:style-name="MT3">ВВЕДЕНИЕ</text:span> <text:s text:c="2"/></text:p>
      </style:header-left>
    </style:master-page>
    <style:master-page style:name="Footnote" style:page-layout-name="Mpm4">
      <style:header>
        <text:p text:style-name="MP8"><draw:line text:anchor-type="paragraph" draw:z-index="0" draw:name="Shape3" draw:style-name="Mgr2" draw:text-style-name="MP2" svg:x1="0cm" svg:y1="0.25cm" svg:x2="10.77cm" svg:y2="0.25cm"><text:p/></draw:line> <text:s text:c="2"/><text:span text:style-name="MT3">СОДЕРЖАНИЕ</text:span></text:p>
      </style:header>
      <style:header-first>
        <text:p text:style-name="MP9"><draw:line text:anchor-type="paragraph" draw:z-index="16" draw:name="Shape3" draw:style-name="Mgr2" draw:text-style-name="MP2" svg:x1="0cm" svg:y1="0.25cm" svg:x2="10.77cm" svg:y2="0.25cm"><text:p/></draw:line></text:p>
      </style:header-first>
      <style:header-left>
        <text:p text:style-name="MP9"><draw:line text:anchor-type="paragraph" draw:z-index="15" draw:name="Shape3" draw:style-name="Mgr2" draw:text-style-name="MP2" svg:x1="0cm" svg:y1="0.25cm" svg:x2="10.77cm" svg:y2="0.25cm"><text:p/></draw:line></text:p>
      </style:header-left>
    </style:master-page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dnote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5:51:19.699237604</meta:creation-date>
    <dc:date>2020-11-25T22:46:06.873481703</dc:date>
    <meta:editing-duration>P3DT19H1M14S</meta:editing-duration>
    <meta:editing-cycles>105</meta:editing-cycles>
    <meta:generator>LibreOffice/5.1.6.2$Linux_X86_64 LibreOffice_project/10m0$Build-2</meta:generator>
    <meta:document-statistic meta:table-count="2" meta:image-count="1" meta:object-count="0" meta:page-count="12" meta:paragraph-count="64" meta:word-count="811" meta:character-count="6559" meta:non-whitespace-character-count="5800"/>
  </office:meta>
</office:document-meta>
</file>